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"/>
    <style:font-face style:name="HelveticaNeue-Light" svg:font-family="HelveticaNeue-Light, 'Helvetica Neue Light', 'Helvetica Neue', Helvetica, Arial, 'Lucida Grande', sans-serif"/>
    <style:font-face style:name="OpenSymbol" svg:font-family="OpenSymbol, 'Arial Unicode MS'"/>
    <style:font-face style:name="Tahoma1" svg:font-family="Tahoma"/>
    <style:font-face style:name="Helvetica Neue2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 Neue1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Helvetica Neue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 Neue2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5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T6" style:family="text">
      <style:text-properties style:font-name="Helvetica Neue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7" style:family="text">
      <style:text-properties style:font-name="Helvetica Neue3" fo:font-size="8pt" style:font-size-asian="8pt" style:font-size-complex="8pt"/>
    </style:style>
    <style:style style:name="T8" style:family="text">
      <style:text-properties style:font-name="Helvetica Neue2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T9" style:family="text">
      <style:text-properties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T10" style:family="text">
      <style:text-properties style:text-position="super 58%"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T11" style:family="text">
      <style:text-properties fo:font-variant="normal" fo:text-transform="none" fo:color="#333333" style:font-name="Helvetica Neue2" fo:font-size="11pt" fo:letter-spacing="normal" fo:font-style="normal" fo:font-weight="normal" style:font-name-asian="Arial Unicode MS1" style:font-size-asian="11pt" style:font-weight-asian="normal" style:font-name-complex="Tahoma2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ming Languages</text:p>
      <text:p text:style-name="P4">Perl, Ruby, bash</text:p>
      <text:p text:style-name="P4"/>
      <text:p text:style-name="P3">Web Technologies</text:p>
      <text:p text:style-name="P4">Perl w/ Catalyst, Ruby on Rails, Javascript (jQuery), HTML5/CSS3 (Bootstrap), AJAX, JSON, XML</text:p>
      <text:p text:style-name="P4"/>
      <text:p text:style-name="P3">Data Storage</text:p>
      <text:p text:style-name="P4">MySQL, SQL*Loader, Postgres, MongoDB, BerkeleyDB, CDB</text:p>
      <text:p text:style-name="P4"/>
      <text:p text:style-name="P3">Deployment/Tools</text:p>
      <text:p text:style-name="P5">Heroku, AWS (EC2 &amp; S3), Git, Subversion, Puppet, tinydns, Bind, pound</text:p>
      <text:p text:style-name="P4"/>
      <text:p text:style-name="P3">Testing</text:p>
      <text:p text:style-name="P5">Agile BDD/TDD with Cucumber and RSpec, Test::Unit</text:p>
      <text:p text:style-name="P5"/>
      <text:p text:style-name="P3">Overview</text:p>
      <text:p text:style-name="P5">I am a skilled software developer that equally enjoys writing efficient code and interacting with clients/stakeholders to build a better product. I have extensive development experience in an open source Agile environment, processing large data volumes, implementing new web applications, and managing client accounts.</text:p>
      <text:p text:style-name="P3"/>
      <text:p text:style-name="P3">EXPERIENCE</text:p>
      <text:p text:style-name="P3"/>
      <text:p text:style-name="P3">Cheetahmail, An Experian Company DEC, 2011 to JUL, 2013</text:p>
      <text:p text:style-name="P3">Software Developer, Development Team</text:p>
      <text:p text:style-name="P1"><text:span text:style-name="T8">·</text:span><text:span text:style-name="T9"> Speed reporting of email marketing campaigns by utilizing SQL*Loader to load high volume ad click/transaction data files into the database. <text:s/>Critical feature for account teams to speed subsequent campaigns.</text:span></text:p>
      <text:p text:style-name="P1"><text:span text:style-name="T8">·</text:span><text:span text:style-name="T9"> </text:span><text:span text:style-name="T11">Implement Memcached to speed application performance. Work with database team to identify common bottlenecks, introducing Memcached to reduce the number of database queries.</text:span></text:p>
      <text:p text:style-name="P1"><text:span text:style-name="T8">·</text:span><text:span text:style-name="T9"> </text:span><text:span text:style-name="T11">Audit application for potential cross site scripting vulnerabilities and fix where needed. Work closely with Cheetahmail's financial clients to address their specific concerns preventing contract renewals.</text:span></text:p>
      <text:p text:style-name="P1"><text:span text:style-name="T8">·</text:span><text:span text:style-name="T9"> Liaise with QA engineers and Release teams to devise tests for software rollouts and fixed bugs when necessary. Assist in differentiating between code bugs and irregularities in virtual test environments.</text:span></text:p>
      <text:p text:style-name="P2"/>
      <text:p text:style-name="P6">Cheetahmail, An Experian Company FEB, 2008 to AUG, 2011</text:p>
      <text:p text:style-name="P6">Software Developer, Client Development Team</text:p>
      <text:p text:style-name="P1"><text:span text:style-name="T8">·</text:span><text:span text:style-name="T9"> Design and implement remarketing campaigns for clients. Build automated import processes that parse client data feeds from Coremetrics, Google Analytics, and Omniture to capture abandoned cart users, browsing customers, etc...</text:span></text:p>
      <text:p text:style-name="P1"><text:span text:style-name="T8">·</text:span><text:span text:style-name="T9"> Build automated process to convert customer's nightly inventory feeds from text or XML files into a usable CDB or BerkeleyDB. Contents of these databases could then be dynamically inserted into mailing content via Cheetahmail API.</text:span></text:p>
      <text:p text:style-name="P1"><text:span text:style-name="T8">·</text:span><text:span text:style-name="T9"> Design automated report to measure attrition rate of client's subscriber lists. Compare client's </text:span><text:soft-page-break/><text:span text:style-name="T9">incoming data files against bounced/unsubscribe addresses.</text:span></text:p>
      <text:p text:style-name="P1"><text:span text:style-name="T8">·</text:span><text:span text:style-name="T9"> Create automated scrubbing process, cleaning incoming data files against know spam traps, role addresses, and abuse addresses.</text:span></text:p>
      <text:p text:style-name="P1"><text:span text:style-name="T8">·</text:span><text:span text:style-name="T9"> Integration of client data imports/exports. Work closely with clients to design and implement customized solutions, aggregating performance metrics on a daily, weekly, monthly, or quarterly basis to synch with client or 3</text:span><text:span text:style-name="T10">rd</text:span><text:span text:style-name="T9"> party database.</text:span></text:p>
      <text:p text:style-name="P1"><text:span text:style-name="T8">·</text:span><text:span text:style-name="T9"> Occasionally attend sales calls to explain complex technical/issues to prospective clients. Onboard new clients and assist with the integration of Cheetahmail's API suite.</text:span></text:p>
      <text:p text:style-name="P2"/>
      <text:p text:style-name="P6">Cheetahmail, An Experian Company JAN, 2005 to FEB, 2008</text:p>
      <text:p text:style-name="P6">Software Engineer, Operations Team</text:p>
      <text:p text:style-name="P1"><text:span text:style-name="T8">·</text:span><text:span text:style-name="T9"> 24 x 7 application and systems support (rotating on-call schedule). Responsible for supporting 750+ clients. Coordinate emergency outage response/recovery teams. Work with client services and clients to address all application related issues in an expedient manner.</text:span></text:p>
      <text:p text:style-name="P1"><text:span text:style-name="T8">·</text:span><text:span text:style-name="T9"> Respond to bug reports, providing 1</text:span><text:span text:style-name="T10">st</text:span><text:span text:style-name="T9">, 2</text:span><text:span text:style-name="T10">nd</text:span><text:span text:style-name="T9">, and 3</text:span><text:span text:style-name="T10">rd</text:span><text:span text:style-name="T9"> tier support to clients and client services. Provide bug fixes or alternative solutions for clients highly sensitive to revenue loss.</text:span></text:p>
      <text:p text:style-name="P1"><text:span text:style-name="T8">·</text:span><text:span text:style-name="T9"> Write one-off scripts to transform incoming client data into a usable format for the Cheetahmail database</text:span></text:p>
      <text:p text:style-name="P1"><text:span text:style-name="T8">·</text:span><text:span text:style-name="T9"> Write numerous scripts to automate daily tasks of the systems team (split files, cleanly terminate mailings, etc...)</text:span></text:p>
      <text:p text:style-name="P1"><text:span text:style-name="T8">·</text:span><text:span text:style-name="T9"> Analyze and enhance queries for slow mailing campaigns segment counts</text:span></text:p>
      <text:p text:style-name="P1"><text:span text:style-name="T8">·</text:span><text:span text:style-name="T9"> Manage dns for 1200 domains delegated to Cheetahmail. Assist client's with configuration and help manage XML framework that centrally builds dns zone files for distribution across six name servers.</text:span></text:p>
      <text:p text:style-name="P2"/>
      <text:p text:style-name="P6">Cheetahmail, An Experian Company JAN, 2001 to FEB, 2005</text:p>
      <text:p text:style-name="P6">Client Relationship Manager, Client Services Team</text:p>
      <text:p text:style-name="P1"><text:span text:style-name="T8">·</text:span><text:span text:style-name="T9"> Manage 25+ clients from multiple verticals including catalog, financial, multi-channel retail, publishing, telecommunications, and travel.</text:span></text:p>
      <text:p text:style-name="P1"><text:span text:style-name="T8">· </text:span><text:span text:style-name="T9">Manage production and strategy for top clients. Coordinate email marketing campaigns with client's other media (television, direct mail, web banner) initiatives.</text:span></text:p>
      <text:p text:style-name="P1"><text:span text:style-name="T8">·</text:span><text:span text:style-name="T9"> Enhance mailing content to bolster subscriber response, increasing click, open, and transaction rates.</text:span></text:p>
      <text:p text:style-name="P1"><text:span text:style-name="T8">·</text:span><text:span text:style-name="T9"> Help grow and maintain client subscriber lists by setting up registration forms, e-append, and viral marketing campaigns. Assist client in implementing Cheetahmail form coding to seamlessly capture data from client website.</text:span></text:p>
      <text:p text:style-name="P1"><text:span text:style-name="T8">·</text:span><text:span text:style-name="T9"> Attend sales calls with Cheetahmail sales team, demonstrating application to clients and fielding technical questions. Participate in contract renewals (100% retention rate)</text:span></text:p>
      <text:p text:style-name="P2"/>
      <text:p text:style-name="P6">Education</text:p>
      <text:p text:style-name="P7">Bachelor of Arts, Tulane University, 05/1998</text:p>
      <text:p text:style-name="P7">Major: International Rel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"/>
    <style:font-face style:name="HelveticaNeue-Light" svg:font-family="HelveticaNeue-Light, 'Helvetica Neue Light', 'Helvetica Neue', Helvetica, Arial, 'Lucida Grande', sans-serif"/>
    <style:font-face style:name="OpenSymbol" svg:font-family="OpenSymbol, 'Arial Unicode MS'"/>
    <style:font-face style:name="Tahoma1" svg:font-family="Tahoma"/>
    <style:font-face style:name="Helvetica Neue2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MT4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5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6" style:family="text">
      <style:text-properties style:font-name="Helvetica Neue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7" style:family="text">
      <style:text-properties style:font-name="Helvetica Neue3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043in" fo:margin-left="0in" fo:margin-right="0in" fo:margin-bottom="0.565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3917in" fo:margin-bottom="1.1756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id Collins</text:span><text:span text:style-name="MT2"><text:tab/><text:tab/></text:span></text:p>
        <text:p text:style-name="Header"><text:span text:style-name="MT3">Brooklyn </text:span><text:span text:style-name="MT4">·</text:span><text:span text:style-name="MT5"> New York </text:span><text:span text:style-name="MT4">·</text:span><text:span text:style-name="MT5"> 646-250-2869 </text:span><text:span text:style-name="MT6">·</text:span><text:span text:style-name="MT5"> </text:span><text:a xlink:type="simple" xlink:href="mailto:hi.hello.reid@gmail.com"><text:span text:style-name="Internet_20_link"><text:span text:style-name="MT5">hihelloreid@gmail.com</text:span></text:span></text:a><text:span text:style-name="MT5"> </text:span><text:span text:style-name="MT4">·</text:span><text:span text:style-name="MT5"> </text:span><text:a xlink:type="simple" xlink:href="http://hihelloreid.com/" office:name="hihelloreid.com" office:target-frame-name="_blank" xlink:show="new"><text:span text:style-name="MT7">hihelloreid.com</text:span></text:a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22:32:59</meta:creation-date>
    <meta:editing-duration>PT574H26M08S</meta:editing-duration>
    <dc:date>2014-02-11T11:07:58</dc:date>
    <meta:generator>OpenOffice.org/3.2$Unix OpenOffice.org_project/320m12$Build-9483</meta:generator>
    <meta:editing-cycles>4</meta:editing-cycles>
    <meta:document-statistic meta:table-count="0" meta:image-count="0" meta:object-count="0" meta:page-count="2" meta:paragraph-count="47" meta:word-count="697" meta:character-count="4954"/>
  </office:meta>
</office:document-meta>
</file>